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mployeeCategoryConverter.convertToDatabaseColumn( EmployeeCategory employeeCategor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EmployeeCategoryConverter.convertToEntityAttribute( String data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